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6" table:formula="of:=[.C17]/[.E14]" office:value-type="float" office:value="28.4615384615385" calcext:value-type="float">
            <text:p>28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6" table:formula="of:=[.C18]/[.E18]" office:value-type="float" office:value="21.9642857142857" calcext:value-type="float">
            <text:p>22</text:p>
          </table:table-cell>
          <table:table-cell table:style-name="ce19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6" table:formula="of:=[.C19]/[.E19]" office:value-type="float" office:value="36.6" calcext:value-type="float">
            <text:p>37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20]/[.E20]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6" table:formula="of:=[.C21]/[.E21]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table:formula="of:=[.C22]/[.E22]" office:value-type="float" office:value="42" calcext:value-type="float">
            <text:p>4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[.C23]/[.E23]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6" table:formula="of:=[.C24]/[.E24]" office:value-type="float" office:value="39.2452830188679" calcext:value-type="float">
            <text:p>39</text:p>
          </table:table-cell>
          <table:table-cell table:style-name="ce19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B7TL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186" calcext:value-type="float">
            <text:p>186</text:p>
          </table:table-cell>
          <table:table-cell table:style-name="ce16" table:formula="of:=[.C25]/[.E25]" office:value-type="float" office:value="35.4285714285714" calcext:value-type="float">
            <text:p>35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6" table:formula="of:=[.C26]/[.E26]" office:value-type="float" office:value="15" calcext:value-type="float">
            <text:p>15</text:p>
          </table:table-cell>
          <table:table-cell table:style-name="ce19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6" table:formula="of:=[.C27]/[.E27]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6" table:formula="of:=[.C28]/[.E28]" office:value-type="float" office:value="39.0476190476191" calcext:value-type="float">
            <text:p>39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29]/[.E29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30]/[.D30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6" table:formula="of:=[.C31]/[.E31]" office:value-type="float" office:value="48.4552845528455" calcext:value-type="float">
            <text:p>48</text:p>
          </table:table-cell>
          <table:table-cell table:style-name="ce19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table:formula="of:=[.C32]/[.E32]" office:value-type="float" office:value="20.6" calcext:value-type="float">
            <text:p>21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6" table:formula="of:=[.C33]/[.E33]" office:value-type="float" office:value="33.2" calcext:value-type="float">
            <text:p>33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6" table:formula="of:=[.C34]/[.E34]" office:value-type="float" office:value="30.6666666666667" calcext:value-type="float">
            <text:p>31</text:p>
          </table:table-cell>
          <table:table-cell table:style-name="ce19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6" table:formula="of:=[.C35]/[.E35]" office:value-type="float" office:value="40" calcext:value-type="float">
            <text:p>40</text:p>
          </table:table-cell>
          <table:table-cell table:style-name="ce19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formula="of:=[.C36]/[.D36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6" table:formula="of:=[.C37]/[.E37]" office:value-type="float" office:value="39.3877551020408" calcext:value-type="float">
            <text:p>39</text:p>
          </table:table-cell>
          <table:table-cell table:style-name="ce19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6" table:formula="of:=[.C38]/[.E38]" office:value-type="float" office:value="34.5" calcext:value-type="float">
            <text:p>35</text:p>
          </table:table-cell>
          <table:table-cell table:style-name="ce19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6" table:formula="of:=[.C39]/[.E39]" office:value-type="float" office:value="38.1632653061224" calcext:value-type="float">
            <text:p>38</text:p>
          </table:table-cell>
          <table:table-cell table:style-name="ce19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3:25:06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5DT11H31M18S</meta:editing-duration>
    <meta:editing-cycles>38</meta:editing-cycles>
    <meta:initial-creator>James Petts</meta:initial-creator>
    <dc:date>2017-02-28T23:51:06.748000000</dc:date>
    <dc:creator>James Petts</dc:creator>
    <meta:document-statistic meta:table-count="7" meta:cell-count="546" meta:object-count="0"/>
  </office:meta>
</office:document-meta>
</file>